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056cm" style:rel-column-width="27198*"/>
    </style:style>
    <style:style style:name="Table1.B" style:family="table-column">
      <style:table-column-properties style:column-width="4.277cm" style:rel-column-width="16489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5" style:family="table-row">
      <style:table-row-properties style:min-row-height="0.686cm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  <style:style style:name="P3" style:family="paragraph" style:parent-style-name="Table_20_Contents">
      <style:text-properties style:font-name="Charis SIL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da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ɩtanta (Asɩ bʋmɛɛta ɛkɛkɛɛk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 (Names)</text:p>
          </table:table-cell>
        </table:table-row>
        <table:table-row>
          <table:table-cell table:style-name="Table1.A2" office:value-type="string">
            <text:p text:style-name="P2">Asikie (Fʋ ba ɔbwɛ fʋ ɩtɔm fasikie m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nyɔbʋdʋn (Abanyɔ bʋbʋ alɛ dʋn ɔbakʋ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sibɔamʋsʋ (Anɩmákpla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pʋalɩtsia (Atsia mʋ́ al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nsɩtɔdwɛ (Ɔdwɛá imotsu klʋn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pleiadʋn (Máplei wa fʋ alup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lɩfʋgyinɩ (Fʋ tsiatɔ nɩ?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bonu (Aya as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nsɩbʋtɩnbɩ (Ɩbʋ brɛá ɩbɔ́wankɩ f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mʋwʋlenya (Bʋtekle amʋ́ nkʋlɛ yile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kʋbatanamʋlasʋ (Fasi fʋ lalahɛ tsw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bwɛlɛbenya (banya atsia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kʋbenya (ɩlawa alɛ ha a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siamʋasʋn (anɩmákpla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k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mʋny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nsɩbawuaPɛlɩ dɛ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sababenya (Abʋapʋ ntɛɛ amʋ́ mʋ bʋts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lu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omitsialɩ (Awaa ns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bwɛagyi (Fɔbwɛ atɔ a, fagyi 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bɩaba (Atsia wanklaa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siamʋalɩ (Anɩmákpl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waɩla (Ɩwaa fʋ ogy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ulats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lɩetsubi (Otsib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klabi (Klabi)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fɔɔswɩɩ (Afɔɔ ɔswɩ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lɩtɩ (Alɩ mʋ bi gyankpap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gyoamʋ (anɩmanatɩ si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bwɛlabʋyinblɩ (Basi amʋ́ klɛ tsw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ext:soft-page-break/>
        <table:table-row>
          <table:table-cell table:style-name="Table1.A2" office:value-type="string">
            <text:p text:style-name="P2">Bɔpɔ (Obi tsɩhɛ dɛhɛ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 table:style-name="Table1.35">
          <table:table-cell table:style-name="Table1.A2" office:value-type="string">
            <text:p text:style-name="P2">Banyanu (Banu dodo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ʋblɩ (Blɩhɛ igy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lɩnu (Ɔkʋ ɔblɩ asa ɔkʋ tonu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egyita (Fʋdegyi a, ta ɩtɛt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webi (Bwɛh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ɔwalɛ (Imeyint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ɩasa, Biasa (Obi tsɩhɛ saas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ʋfʋwa (fʋ ɛ fʋbʋ ɩ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ʋfʋwoyi (Fʋ ɛ fʋbʋ ɩ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ʋalɩagyi (Ɩbʋ tɔá olowu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ablɩsi (Yɛ ɩlatsʋ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Dɩnkansɩ (Mátan ɩwɩs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trɛkɛ (Tɛkɩ bʋmegyi ɩkʋ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yula (iwilwi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yɩɛtsɔ (ɔyɩ lomon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kpɛkpɛ (Kpalobi-kpalob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yɩtɔgyi (Ɔyɩtɔ igyi anɩtsie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Ɛkɛmanʋ (Mmánu fʋ lalahɛ fʋ 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Ɛkɛbʋnʋ (Ɛkɛ bʋnʋ ha togyi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ʋyinb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ʋgyif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ʋklɛgyifʋk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ɔbwɛ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ʋ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Ɩkpɔn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Ɩtɔn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Ɩbʋalɩa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Ɩ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Kʋkʋma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Kpalɩbolu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Klatɔ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Ke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ext:soft-page-break/>
        <table:table-row>
          <table:table-cell table:style-name="Table1.A2" office:value-type="string">
            <text:p text:style-name="P2">Kok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Kɔk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Lats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tɔ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dʋ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bʋ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kʋl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nublam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meyinf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pʋyɛts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ɩklɛtɔny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menyayil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dwɛb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nsu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fe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b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mɛdɩan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mɛfɩtɛ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wusim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eene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yabʋa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tsieno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tɔnɔb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we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ɩfʋgyif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tɔa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yin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piod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bio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gya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baak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kʋte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ext:soft-page-break/>
        <table:table-row>
          <table:table-cell table:style-name="Table1.A2" office:value-type="string">
            <text:p text:style-name="P2">Ɔkʋma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danɔ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d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tsu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Tor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Tsɔf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Tsumɩ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u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u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ukend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lala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tɔ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ʋalɛla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lalam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Ɔd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alɔk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Bwɛs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a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ana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y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ɩ 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ɩ y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Mm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Awuny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Ngyalɛ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Fɛalɩanf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Omo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>Ɛkɛ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Ad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2:08:15</meta:creation-date>
    <dc:date>2012-12-12T10:15:05</dc:date>
    <meta:editing-duration>PT6M29S</meta:editing-duration>
    <meta:editing-cycles>3</meta:editing-cycles>
    <meta:generator>LibreOffice/3.5$Linux_x86 LibreOffice_project/350m1$Build-2</meta:generator>
    <dc:creator>Balsa User</dc:creator>
    <meta:document-statistic meta:table-count="1" meta:image-count="0" meta:object-count="0" meta:page-count="5" meta:paragraph-count="261" meta:word-count="407" meta:character-count="2211" meta:non-whitespace-character-count="2064"/>
  </office:meta>
</office:document-meta>
</file>